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572" officeooo:paragraph-rsid="0010f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file.</text:p>
      <text:p text:style-name="P1"/>
      <text:p text:style-name="P1">Written from process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3:21:49.081515562</meta:creation-date>
    <dc:date>2016-02-18T13:24:55.106191226</dc:date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42" meta:non-whitespace-character-count="35"/>
    <meta:generator>LibreOffice/4.2.8.2$Linux_x86 LibreOffice_project/420m0$Build-2</meta:generator>
  </office:meta>
</office:document-meta>
</file>